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25d9e" officeooo:paragraph-rsid="00025d9e"/>
    </style:style>
    <style:style style:name="P2" style:family="paragraph" style:parent-style-name="Preformatted_20_Text">
      <style:text-properties fo:font-weight="bold" officeooo:rsid="00025d9e" officeooo:paragraph-rsid="00025d9e" style:font-weight-asian="bold" style:font-weight-complex="bold"/>
    </style:style>
    <style:style style:name="P3" style:family="paragraph" style:parent-style-name="Preformatted_20_Text">
      <style:text-properties officeooo:rsid="00025d9e" officeooo:paragraph-rsid="00025d9e"/>
    </style:style>
    <style:style style:name="P4" style:family="paragraph" style:parent-style-name="Preformatted_20_Text">
      <style:text-properties officeooo:rsid="00043310" officeooo:paragraph-rsid="00043310"/>
    </style:style>
    <style:style style:name="P5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LISTANDO DISCOS DISPONIVEIS</text:p>
      <text:p text:style-name="P2"><text:tab/>sudo fdisk -l</text:p>
      <text:p text:style-name="P1"/>
      <text:p text:style-name="P1">//MONTANDO DISCO </text:p>
      <text:p text:style-name="P2"><text:tab/>sudo mount '/dev/algumacoisa...'</text:p>
      <text:p text:style-name="P1"><text:tab/></text:p>
      <text:p text:style-name="P1"><text:tab/>-'dev/algumacoisa' - disco </text:p>
      <text:p text:style-name="P1"/>
      <text:p text:style-name="P1">//DESMONTANDO DISCO</text:p>
      <text:p text:style-name="P2"><text:tab/>sudo mount '/dev/algumacoisa...'</text:p>
      <text:p text:style-name="P1"/>
      <text:p text:style-name="P1"><text:tab/>-'dev/algumacoisa' - disco</text:p>
      <text:p text:style-name="P1"/>
      <text:p text:style-name="P1">//FORMATANDO</text:p>
      <text:p text:style-name="P2"><text:tab/>sudo mkfs.'vflat' -n 'nomependrive' -I '/dev/disco'</text:p>
      <text:p text:style-name="P1"/>
      <text:p text:style-name="P1"><text:tab/>-'vflat' - tipo de partição(ext3,ext4,ntfs..)</text:p>
      <text:p text:style-name="P1"><text:tab/>-'nomependrive' - nome do disco após a formatação</text:p>
      <text:p text:style-name="P1"><text:tab/>-'dev/disco' – disco</text:p>
      <text:p text:style-name="P1"/>
      <text:p text:style-name="P4"><text:span text:style-name="Source_20_Text">sudo su </text:span></text:p>
      <text:p text:style-name="P5"><text:span text:style-name="Source_20_Text">mkfs.ntfs /dev/sdb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09T21:07:24.832555788</dc:date>
    <meta:editing-duration>PT8M29S</meta:editing-duration>
    <meta:editing-cycles>2</meta:editing-cycles>
    <meta:document-statistic meta:table-count="0" meta:image-count="0" meta:object-count="0" meta:page-count="1" meta:paragraph-count="16" meta:word-count="48" meta:character-count="409" meta:non-whitespace-character-count="362"/>
  </office:meta>
</office:document-meta>
</file>